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ros2 launch navigation rviz.launch.py </text:p>
      <text:p text:style-name="Standard"/>
      <text:p text:style-name="Standard">ros2 run teleop_twist_keyboard teleop_twist_keyboard</text:p>
      <text:p text:style-name="Standard"/>
      <text:p text:style-name="Standard">ros2 launch navigation totol.launch.py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5:05:12.159847049</meta:creation-date>
    <dc:date>2022-12-13T16:07:53.829371534</dc:date>
    <meta:editing-duration>PT52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2" meta:character-count="129" meta:non-whitespace-character-count="118"/>
  </office:meta>
</office:document-meta>
</file>